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0.05pt solid #000000" fo:border-bottom="0.05pt solid #000000"/>
    </style:style>
    <style:style style:name="Tabelle4.A4" style:family="table-cell">
      <style:table-cell-properties fo:padding="0.097cm" fo:border-left="0.05pt solid #000000" fo:border-right="none"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0.05pt solid #000000"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f741d8" officeooo:paragraph-rsid="01f741d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1pt" officeooo:rsid="004613de" officeooo:paragraph-rsid="01cc7067" style:font-size-asian="11pt" style:font-size-complex="11pt"/>
    </style:style>
    <style:style style:name="P5" style:family="paragraph" style:parent-style-name="Table_20_Contents">
      <style:paragraph-properties fo:text-align="start" style:justify-single-word="false"/>
      <style:text-properties style:font-name="Liberation Serif" fo:font-size="11pt" officeooo:rsid="004a56c9" officeooo:paragraph-rsid="006c3f62" style:font-size-asian="11pt" style:font-size-complex="11pt"/>
    </style:style>
    <style:style style:name="P6" style:family="paragraph" style:parent-style-name="Table_20_Contents">
      <style:paragraph-properties fo:text-align="start" style:justify-single-word="false"/>
      <style:text-properties style:font-name="Liberation Serif" fo:font-size="11pt" officeooo:rsid="01d566bd" officeooo:paragraph-rsid="01d566bd" style:font-size-asian="11pt" style:font-size-complex="11pt"/>
    </style:style>
    <style:style style:name="P7" style:family="paragraph" style:parent-style-name="Table_20_Contents">
      <style:paragraph-properties fo:text-align="start" style:justify-single-word="false"/>
      <style:text-properties style:font-name="Liberation Serif" fo:font-size="11pt" officeooo:rsid="006d9e56" officeooo:paragraph-rsid="01d64cba" style:font-size-asian="11pt" style:font-size-complex="11pt"/>
    </style:style>
    <style:style style:name="P8" style:family="paragraph" style:parent-style-name="Table_20_Contents">
      <style:paragraph-properties fo:text-align="start" style:justify-single-word="false"/>
      <style:text-properties style:font-name="Liberation Serif" fo:font-size="11pt" officeooo:rsid="01e6bb09" officeooo:paragraph-rsid="01e6bb09" style:font-size-asian="11pt" style:font-size-complex="11pt"/>
    </style:style>
    <style:style style:name="P9" style:family="paragraph" style:parent-style-name="Table_20_Contents">
      <style:paragraph-properties fo:text-align="start" style:justify-single-word="false"/>
      <style:text-properties style:font-name="Liberation Serif" fo:font-size="11pt" officeooo:rsid="01f8f5c4" officeooo:paragraph-rsid="01f8f5c4" style:font-size-asian="11pt" style:font-size-complex="11pt"/>
    </style:style>
    <style:style style:name="P10" style:family="paragraph" style:parent-style-name="Table_20_Contents">
      <style:paragraph-properties fo:text-align="start" style:justify-single-word="false"/>
      <style:text-properties style:font-name="Courier New" fo:font-size="11pt" officeooo:rsid="004613de" officeooo:paragraph-rsid="01cc7067" style:font-size-asian="11pt" style:font-size-complex="11pt"/>
    </style:style>
    <style:style style:name="P11" style:family="paragraph" style:parent-style-name="Table_20_Contents">
      <style:paragraph-properties fo:text-align="start" style:justify-single-word="false"/>
      <style:text-properties style:font-name="Courier New" fo:font-size="11pt" officeooo:rsid="004613de" officeooo:paragraph-rsid="01cad601" style:font-size-asian="11pt" style:font-size-complex="11pt"/>
    </style:style>
    <style:style style:name="P12" style:family="paragraph" style:parent-style-name="Table_20_Contents">
      <style:paragraph-properties fo:text-align="start" style:justify-single-word="false"/>
      <style:text-properties style:font-name="Courier New" fo:font-size="11pt" officeooo:rsid="004a56c9" officeooo:paragraph-rsid="006c3f62" style:font-size-asian="11pt" style:font-size-complex="11pt"/>
    </style:style>
    <style:style style:name="P13" style:family="paragraph" style:parent-style-name="Table_20_Contents">
      <style:paragraph-properties fo:text-align="start" style:justify-single-word="false"/>
      <style:text-properties style:font-name="Courier New" fo:font-size="11pt" officeooo:rsid="01d566bd" officeooo:paragraph-rsid="01d566bd" style:font-size-asian="11pt" style:font-size-complex="11pt"/>
    </style:style>
    <style:style style:name="P14" style:family="paragraph" style:parent-style-name="Table_20_Contents">
      <style:paragraph-properties fo:text-align="start" style:justify-single-word="false"/>
      <style:text-properties style:font-name="Courier New" fo:font-size="11pt" officeooo:rsid="01f8f5c4" officeooo:paragraph-rsid="01f8f5c4" style:font-size-asian="11pt" style:font-size-complex="11pt"/>
    </style:style>
    <style:style style:name="P15" style:family="paragraph" style:parent-style-name="Table_20_Contents">
      <style:paragraph-properties fo:text-align="start" style:justify-single-word="false"/>
      <style:text-properties officeooo:paragraph-rsid="01cad601"/>
    </style:style>
    <style:style style:name="P16" style:family="paragraph" style:parent-style-name="Table_20_Contents">
      <style:paragraph-properties fo:text-align="start" style:justify-single-word="false"/>
      <style:text-properties style:use-window-font-color="true" style:font-name="Courier New" fo:font-size="11pt" officeooo:rsid="01e6bb09" officeooo:paragraph-rsid="01e6bb09" style:font-size-asian="11pt" style:font-size-complex="11pt"/>
    </style:style>
    <style:style style:name="P17" style:family="paragraph" style:parent-style-name="Table_20_Contents">
      <style:paragraph-properties fo:text-align="start" style:justify-single-word="false"/>
      <style:text-properties style:use-window-font-color="true" style:font-name="Liberation Serif" fo:font-size="11pt" officeooo:rsid="01e6bb09" officeooo:paragraph-rsid="01e6bb09" style:font-size-asian="11pt" style:font-size-complex="11pt"/>
    </style:style>
    <style:style style:name="P18" style:family="paragraph" style:parent-style-name="Table_20_Contents">
      <style:paragraph-properties fo:text-align="start" style:justify-single-word="false"/>
      <style:text-properties style:use-window-font-color="true" style:font-name="Liberation Serif" fo:font-size="11pt" officeooo:rsid="01f02c6b" officeooo:paragraph-rsid="01f02c6b" style:font-size-asian="11pt" style:font-size-complex="11pt"/>
    </style:style>
    <style:style style:name="P19" style:family="paragraph" style:parent-style-name="Table_20_Contents">
      <style:paragraph-properties fo:text-align="start" style:justify-single-word="false"/>
      <style:text-properties fo:color="#0000ff" style:font-name="Courier New" fo:font-size="11pt" officeooo:rsid="01e9757d" officeooo:paragraph-rsid="01e9757d" style:font-size-asian="11pt" style:font-size-complex="11pt"/>
    </style:style>
    <style:style style:name="P20" style:family="paragraph" style:parent-style-name="Table_20_Contents">
      <style:paragraph-properties fo:text-align="start" style:justify-single-word="false"/>
      <style:text-properties fo:color="#0000ff" style:font-name="Courier New" fo:font-size="11pt" officeooo:rsid="004b3879" officeooo:paragraph-rsid="01eecfc9" style:font-size-asian="11pt" style:font-size-complex="11pt"/>
    </style:style>
    <style:style style:name="P21" style:family="paragraph" style:parent-style-name="Table_20_Contents">
      <style:paragraph-properties fo:text-align="start" style:justify-single-word="false"/>
      <style:text-properties fo:color="#0000ff" style:font-name="Courier New" fo:font-size="11pt" officeooo:rsid="004b3879" officeooo:paragraph-rsid="004b3879" style:font-size-asian="11pt" style:font-size-complex="11pt"/>
    </style:style>
    <style:style style:name="P22" style:family="paragraph" style:parent-style-name="Table_20_Contents">
      <style:paragraph-properties fo:text-align="start" style:justify-single-word="false"/>
      <style:text-properties fo:color="#0000ff" style:font-name="Courier New" fo:font-size="11pt" officeooo:rsid="004d2e93" officeooo:paragraph-rsid="01eecfc9" style:font-size-asian="11pt" style:font-size-complex="11pt"/>
    </style:style>
    <style:style style:name="P23" style:family="paragraph" style:parent-style-name="Table_20_Contents">
      <style:paragraph-properties fo:text-align="start" style:justify-single-word="false"/>
      <style:text-properties fo:color="#0000ff" style:font-name="Courier New" fo:font-size="11pt" officeooo:rsid="01eecfc9" officeooo:paragraph-rsid="01eecfc9" style:font-size-asian="11pt" style:font-size-complex="11pt"/>
    </style:style>
    <style:style style:name="P24" style:family="paragraph" style:parent-style-name="Table_20_Contents">
      <style:paragraph-properties fo:text-align="start" style:justify-single-word="false"/>
      <style:text-properties fo:color="#0000ff" style:font-name="Liberation Serif" fo:font-size="11pt" officeooo:rsid="01e9757d" officeooo:paragraph-rsid="01eb559d" style:font-size-asian="11pt" style:font-size-complex="11pt"/>
    </style:style>
    <style:style style:name="P25" style:family="paragraph" style:parent-style-name="Table_20_Contents">
      <style:paragraph-properties fo:text-align="start" style:justify-single-word="false"/>
      <style:text-properties fo:color="#0000ff" style:font-name="Liberation Serif" fo:font-size="11pt" officeooo:rsid="004b3879" officeooo:paragraph-rsid="004b3879" style:font-size-asian="11pt" style:font-size-complex="11pt"/>
    </style:style>
    <style:style style:name="P26" style:family="paragraph" style:parent-style-name="Table_20_Contents">
      <style:paragraph-properties fo:text-align="start" style:justify-single-word="false"/>
      <style:text-properties fo:color="#0000ff" style:font-name="Liberation Serif" fo:font-size="11pt" officeooo:rsid="004b3879" officeooo:paragraph-rsid="01eb559d" style:font-size-asian="11pt" style:font-size-complex="11pt"/>
    </style:style>
    <style:style style:name="P27" style:family="paragraph" style:parent-style-name="Table_20_Contents">
      <style:paragraph-properties fo:text-align="start" style:justify-single-word="false"/>
      <style:text-properties fo:color="#0000ff" style:font-name="Liberation Serif" fo:font-size="11pt" officeooo:rsid="01eecfc9" officeooo:paragraph-rsid="01eecfc9" style:font-size-asian="11pt" style:font-size-complex="11pt"/>
    </style:style>
    <style:style style:name="P28" style:family="paragraph" style:parent-style-name="Standard">
      <style:paragraph-properties fo:text-align="start" style:justify-single-word="false"/>
      <style:text-properties style:font-name="Liberation Serif" fo:font-size="12pt" fo:font-style="normal" fo:font-weight="normal" officeooo:rsid="017a79eb" officeooo:paragraph-rsid="01c0dbf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1cfaf9c" officeooo:paragraph-rsid="01cfaf9c"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1cad601" officeooo:paragraph-rsid="01cad601"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1dc8011" officeooo:paragraph-rsid="01f2f56a"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1dc8011" officeooo:paragraph-rsid="01c0dbf4"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1e3ca65" officeooo:paragraph-rsid="01dc8011"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weight="bold" officeooo:rsid="004613de" officeooo:paragraph-rsid="01cad601"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Liberation Serif" fo:font-size="12pt" fo:font-weight="bold" officeooo:rsid="004613de" officeooo:paragraph-rsid="01e6bb09"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Liberation Serif" fo:font-size="12pt" fo:font-weight="bold" officeooo:rsid="004613de" officeooo:paragraph-rsid="01cc7067"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Liberation Serif" fo:font-size="11pt" fo:font-weight="normal" officeooo:rsid="004613de" officeooo:paragraph-rsid="01cad601"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font-name="Liberation Serif" fo:font-size="11pt" fo:font-weight="normal" officeooo:rsid="004613de" officeooo:paragraph-rsid="01e6bb09"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font-name="Liberation Serif" fo:font-size="11pt" fo:font-style="normal" fo:font-weight="normal" officeooo:rsid="0037dda6" officeooo:paragraph-rsid="01cad601"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fo:font-weight="bold" officeooo:rsid="01cebbbb" officeooo:paragraph-rsid="01e6bb09"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style:font-name="Liberation Serif" fo:font-size="10pt" fo:font-style="normal" fo:font-weight="normal" officeooo:rsid="01e3ca65" officeooo:paragraph-rsid="01dc8011"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start" style:justify-single-word="false"/>
      <style:text-properties style:font-name="Liberation Serif" fo:font-size="10pt" fo:font-style="normal" fo:font-weight="normal" officeooo:rsid="01e03e6a" officeooo:paragraph-rsid="01febbbe"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start" style:justify-single-word="false"/>
      <style:text-properties style:font-name="Liberation Serif" fo:font-size="10pt" fo:font-style="normal" officeooo:rsid="01e03e6a" officeooo:paragraph-rsid="01febbbe" style:font-size-asian="10pt" style:font-style-asian="normal" style:font-size-complex="10pt" style:font-style-complex="normal"/>
    </style:style>
    <style:style style:name="P45" style:family="paragraph" style:parent-style-name="Standard">
      <style:paragraph-properties fo:text-align="start" style:justify-single-word="false"/>
      <style:text-properties style:font-name="Courier New" fo:font-size="11pt" officeooo:rsid="006d9e56" officeooo:paragraph-rsid="01d64cba" style:font-size-asian="11pt" style:font-size-complex="11pt"/>
    </style:style>
    <style:style style:name="P46"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1d566bd" style:font-size-asian="14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fo:break-before="page"/>
      <style:text-properties style:font-name="Liberation Serif" fo:font-size="14pt" fo:font-style="normal" fo:font-weight="bold" officeooo:rsid="01cebbbb" officeooo:paragraph-rsid="01e6bb09" style:font-size-asian="14pt" style:font-style-asian="normal" style:font-weight-asian="bold" style:font-size-complex="14pt" style:font-style-complex="normal" style:font-weight-complex="bold"/>
    </style:style>
    <style:style style:name="P48"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1cc7067" style:font-size-asian="11pt" style:font-size-complex="11pt"/>
    </style:style>
    <style:style style:name="P49"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1e6bb09" style:font-size-asian="11pt" style:font-size-complex="11pt"/>
    </style:style>
    <style:style style:name="P50" style:family="paragraph" style:parent-style-name="Table_20_Contents">
      <style:paragraph-properties fo:margin-top="0cm" fo:margin-bottom="0cm" loext:contextual-spacing="false" fo:text-align="start" style:justify-single-word="false"/>
      <style:text-properties style:font-name="Courier New" fo:font-size="11pt" officeooo:rsid="01cad601" officeooo:paragraph-rsid="01e6bb09" style:font-size-asian="11pt" style:font-size-complex="11pt"/>
    </style:style>
    <style:style style:name="P51" style:family="paragraph" style:parent-style-name="Table_20_Contents">
      <style:paragraph-properties fo:margin-top="0cm" fo:margin-bottom="0cm" loext:contextual-spacing="false" fo:text-align="start" style:justify-single-word="false"/>
      <style:text-properties style:font-name="Courier New" fo:font-size="11pt" officeooo:rsid="01ec07f0" officeooo:paragraph-rsid="01ec07f0" style:font-size-asian="11pt" style:font-size-complex="11pt"/>
    </style:style>
    <style:style style:name="P52" style:family="paragraph" style:parent-style-name="Table_20_Contents">
      <style:paragraph-properties fo:margin-top="0cm" fo:margin-bottom="0cm" loext:contextual-spacing="false" fo:text-align="start" style:justify-single-word="false"/>
      <style:text-properties officeooo:paragraph-rsid="01e6bb09"/>
    </style:style>
    <style:style style:name="P53" style:family="paragraph" style:parent-style-name="Table_20_Contents">
      <style:paragraph-properties fo:margin-top="0cm" fo:margin-bottom="0cm" loext:contextual-spacing="false" fo:text-align="start" style:justify-single-word="false"/>
      <style:text-properties style:font-name="Liberation Serif" fo:font-size="11pt" officeooo:rsid="0046c210" officeooo:paragraph-rsid="01cc7067" style:font-size-asian="11pt" style:font-size-complex="11pt"/>
    </style:style>
    <style:style style:name="P54" style:family="paragraph" style:parent-style-name="Table_20_Contents">
      <style:paragraph-properties fo:margin-top="0cm" fo:margin-bottom="0cm" loext:contextual-spacing="false" fo:text-align="start" style:justify-single-word="false"/>
      <style:text-properties style:font-name="Liberation Serif" fo:font-size="11pt" officeooo:rsid="01cd9458" officeooo:paragraph-rsid="01ed66d2" style:font-size-asian="11pt" style:font-size-complex="11pt"/>
    </style:style>
    <style:style style:name="P55"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04613de" officeooo:paragraph-rsid="01cc7067" style:font-size-asian="11pt" style:font-size-complex="11pt"/>
    </style:style>
    <style:style style:name="P56"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04613de" officeooo:paragraph-rsid="01f113ce" style:font-size-asian="11pt" style:font-size-complex="11pt"/>
    </style:style>
    <style:style style:name="P57"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1f113ce" officeooo:paragraph-rsid="01f113ce" style:font-size-asian="11pt" style:font-size-complex="11pt"/>
    </style:style>
    <style:style style:name="P58" style:family="paragraph" style:parent-style-name="Table_20_Contents">
      <style:paragraph-properties fo:margin-top="0cm" fo:margin-bottom="0cm" loext:contextual-spacing="false" fo:text-align="start" style:justify-single-word="false"/>
      <style:text-properties style:use-window-font-color="true" fo:font-size="11pt" officeooo:rsid="01f113ce" officeooo:paragraph-rsid="01f113ce" style:font-size-asian="11pt" style:font-size-complex="11pt"/>
    </style:style>
    <style:style style:name="P59" style:family="paragraph" style:parent-style-name="Standard" style:list-style-name="L1">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style:font-name="Liberation Serif" fo:font-size="12pt" fo:font-style="normal" fo:font-weight="normal" officeooo:rsid="01dc8011" officeooo:paragraph-rsid="01f2f56a"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0pt" fo:font-style="normal" fo:font-weight="normal" officeooo:rsid="01e3ca65" officeooo:paragraph-rsid="01dc8011" style:font-size-asian="8.75pt" style:font-style-asian="normal" style:font-weight-asian="normal" style:font-size-complex="10pt" style:font-style-complex="normal" style:font-weight-complex="normal"/>
    </style:style>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fo:font-weight="bold" style:font-weight-asian="bold" style:font-weight-complex="bold"/>
    </style:style>
    <style:style style:name="T3" style:family="text">
      <style:text-properties fo:font-weight="bold" officeooo:rsid="01d64cba" style:font-weight-asian="bold" style:font-weight-complex="bold"/>
    </style:style>
    <style:style style:name="T4" style:family="text">
      <style:text-properties fo:font-weight="bold" officeooo:rsid="01f02c6b" style:font-weight-asian="bold" style:font-weight-complex="bold"/>
    </style:style>
    <style:style style:name="T5" style:family="text">
      <style:text-properties fo:font-weight="bold" officeooo:rsid="01f2f56a" style:font-weight-asian="bold" style:font-weight-complex="bold"/>
    </style:style>
    <style:style style:name="T6" style:family="text">
      <style:text-properties fo:font-weight="bold" officeooo:rsid="01db15bb" style:font-weight-asian="bold" style:font-weight-complex="bold"/>
    </style:style>
    <style:style style:name="T7" style:family="text">
      <style:text-properties officeooo:rsid="01cad601"/>
    </style:style>
    <style:style style:name="T8" style:family="text">
      <style:text-properties officeooo:rsid="0046c210"/>
    </style:style>
    <style:style style:name="T9" style:family="text">
      <style:text-properties style:font-name="Liberation Serif"/>
    </style:style>
    <style:style style:name="T10" style:family="text">
      <style:text-properties style:font-name="Liberation Serif" fo:font-size="11pt" officeooo:rsid="004613de" style:font-size-asian="11pt" style:font-size-complex="11pt"/>
    </style:style>
    <style:style style:name="T11" style:family="text">
      <style:text-properties style:font-name="Liberation Serif" fo:font-size="11pt" officeooo:rsid="0069a5e5" style:font-size-asian="11pt" style:font-size-complex="11pt"/>
    </style:style>
    <style:style style:name="T12" style:family="text">
      <style:text-properties style:font-name="Liberation Serif" fo:font-size="11pt" officeooo:rsid="01cad601" style:font-size-asian="11pt" style:font-size-complex="11pt"/>
    </style:style>
    <style:style style:name="T13" style:family="text">
      <style:text-properties style:font-name="Liberation Serif" fo:font-size="11pt" officeooo:rsid="01cc7067" style:font-size-asian="11pt" style:font-size-complex="11pt"/>
    </style:style>
    <style:style style:name="T14" style:family="text">
      <style:text-properties style:font-name="Liberation Serif" fo:font-size="11pt" officeooo:rsid="01e73076" style:font-size-asian="11pt" style:font-size-complex="11pt"/>
    </style:style>
    <style:style style:name="T15" style:family="text">
      <style:text-properties style:font-name="Liberation Serif" fo:font-size="11pt" officeooo:rsid="01f113ce" style:font-size-asian="11pt" style:font-size-complex="11pt"/>
    </style:style>
    <style:style style:name="T16" style:family="text">
      <style:text-properties style:font-name="Liberation Serif" fo:font-size="11pt" officeooo:rsid="01f8f5c4" style:font-size-asian="11pt" style:font-size-complex="11pt"/>
    </style:style>
    <style:style style:name="T17" style:family="text">
      <style:text-properties style:font-name="Liberation Serif" officeooo:rsid="01cad601"/>
    </style:style>
    <style:style style:name="T18" style:family="text">
      <style:text-properties style:font-name="Liberation Serif" fo:font-weight="bold" style:font-weight-asian="bold" style:font-weight-complex="bold"/>
    </style:style>
    <style:style style:name="T19" style:family="text">
      <style:text-properties style:font-name="Liberation Serif" fo:font-weight="bold" officeooo:rsid="01cad601" style:font-weight-asian="bold" style:font-weight-complex="bold"/>
    </style:style>
    <style:style style:name="T20" style:family="text">
      <style:text-properties style:font-name="Liberation Serif" officeooo:rsid="01eecfc9"/>
    </style:style>
    <style:style style:name="T21" style:family="text">
      <style:text-properties officeooo:rsid="01d64cba"/>
    </style:style>
    <style:style style:name="T22" style:family="text">
      <style:text-properties officeooo:rsid="01e6bb09"/>
    </style:style>
    <style:style style:name="T23" style:family="text">
      <style:text-properties officeooo:rsid="004613de"/>
    </style:style>
    <style:style style:name="T24" style:family="text">
      <style:text-properties style:font-name="Courier New" fo:font-size="11pt" officeooo:rsid="004613de" style:font-size-asian="11pt" style:font-size-complex="11pt"/>
    </style:style>
    <style:style style:name="T25" style:family="text">
      <style:text-properties style:font-name="Courier New" fo:font-size="11pt" fo:font-weight="bold" officeooo:rsid="004613de" style:font-size-asian="11pt" style:font-weight-asian="bold" style:font-size-complex="11pt" style:font-weight-complex="bold"/>
    </style:style>
    <style:style style:name="T26" style:family="text">
      <style:text-properties officeooo:rsid="01cc7067"/>
    </style:style>
    <style:style style:name="T27" style:family="text">
      <style:text-properties officeooo:rsid="01e7b1ff"/>
    </style:style>
    <style:style style:name="T28" style:family="text">
      <style:text-properties officeooo:rsid="01eb559d"/>
    </style:style>
    <style:style style:name="T29" style:family="text">
      <style:text-properties officeooo:rsid="01ecaf12"/>
    </style:style>
    <style:style style:name="T30" style:family="text">
      <style:text-properties officeooo:rsid="01eecfc9"/>
    </style:style>
    <style:style style:name="T31" style:family="text">
      <style:text-properties fo:color="#0000ff" fo:font-size="11pt" fo:font-weight="normal" officeooo:rsid="01e73076" style:font-size-asian="11pt" style:font-weight-asian="normal" style:font-size-complex="11pt" style:font-weight-complex="normal"/>
    </style:style>
    <style:style style:name="T32" style:family="text">
      <style:text-properties fo:color="#0000ff" fo:font-size="11pt" fo:font-weight="normal" officeooo:rsid="01eecfc9" style:font-size-asian="11pt" style:font-weight-asian="normal" style:font-size-complex="11pt" style:font-weight-complex="normal"/>
    </style:style>
    <style:style style:name="T33" style:family="text">
      <style:text-properties officeooo:rsid="01efa1d3"/>
    </style:style>
    <style:style style:name="T34" style:family="text">
      <style:text-properties fo:font-size="11pt" style:font-size-asian="11pt" style:font-size-complex="11pt"/>
    </style:style>
    <style:style style:name="T35" style:family="text">
      <style:text-properties officeooo:rsid="01f113ce"/>
    </style:style>
    <style:style style:name="T36" style:family="text">
      <style:text-properties officeooo:rsid="01f2f56a"/>
    </style:style>
    <style:style style:name="T37" style:family="text">
      <style:text-properties officeooo:rsid="01f8f5c4"/>
    </style:style>
    <style:style style:name="T38" style:family="text">
      <style:text-properties officeooo:rsid="01ed66d2"/>
    </style:style>
    <style:style style:name="T39" style:family="text">
      <style:text-properties officeooo:rsid="01f9f6fc"/>
    </style:style>
    <style:style style:name="T40" style:family="text">
      <style:text-properties officeooo:rsid="01cdb0b8"/>
    </style:style>
    <style:style style:name="T41" style:family="text">
      <style:text-properties officeooo:rsid="01fba411"/>
    </style:style>
    <style:style style:name="T42" style:family="text">
      <style:text-properties officeooo:rsid="01db15bb"/>
    </style:style>
    <style:style style:name="T43" style:family="text">
      <style:text-properties officeooo:rsid="00840c47"/>
    </style:style>
    <style:style style:name="T44" style:family="text">
      <style:text-properties fo:font-weight="normal" style:font-weight-asian="normal" style:font-weight-complex="normal"/>
    </style:style>
    <style:style style:name="T45" style:family="text">
      <style:text-properties fo:font-weight="normal" officeooo:rsid="01cdb0b8" style:font-weight-asian="normal" style:font-weight-complex="normal"/>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okumentation der benötigten Klassen<text:span text:style-name="T34"> <text:s text:c="3"/></text:span><text:span text:style-name="T31">(Neu hinzugekommen</text:span><text:span text:style-name="T32">es</text:span><text:span text:style-name="T31"> in blauer Schrift</text:span><text:span text:style-name="T32">)</text:span></text:p>
      <text:p text:style-name="P30"/>
      <table:table table:name="Tabelle2" table:style-name="Tabelle2">
        <table:table-column table:style-name="Tabelle2.A"/>
        <table:table-column table:style-name="Tabelle2.B"/>
        <table:table-row>
          <table:table-cell table:style-name="Tabelle2.A1" office:value-type="string">
            <text:p text:style-name="P10"><text:span text:style-name="T2">import</text:span> pm.gamewindow.*;</text:p>
          </table:table-cell>
          <table:table-cell table:style-name="Tabelle2.B1" office:value-type="string">
            <text:p text:style-name="P4"><text:span text:style-name="T7">Importiert das </text:span>GameWindow-Package</text:p>
          </table:table-cell>
        </table:table-row>
        <table:table-row>
          <table:table-cell table:style-name="Tabelle2.A2" office:value-type="string">
            <text:p text:style-name="P13"><text:span text:style-name="T2">import</text:span> java.awt.*;</text:p>
          </table:table-cell>
          <table:table-cell table:style-name="Tabelle2.B2" office:value-type="string">
            <text:p text:style-name="P6">Importiert das AWT-Package (für die Klasse Color)</text:p>
          </table:table-cell>
        </table:table-row>
        <table:table-row>
          <table:table-cell table:style-name="Tabelle2.A2" office:value-type="string">
            <text:p text:style-name="P23"><text:span text:style-name="T2">import</text:span> java.awt.event.*;</text:p>
          </table:table-cell>
          <table:table-cell table:style-name="Tabelle2.B2" office:value-type="string">
            <text:p text:style-name="P27">Importiert das Event-Package (für KeyEvent)</text:p>
          </table:table-cell>
        </table:table-row>
      </table:table>
      <text:p text:style-name="P37"/>
      <text:p text:style-name="P35">Klasse Game<text:span text:style-name="T8">Window</text:span></text:p>
      <text:p text:style-name="P38"/>
      <table:table table:name="Tabelle4" table:style-name="Tabelle4">
        <table:table-column table:style-name="Tabelle4.A"/>
        <table:table-column table:style-name="Tabelle4.B"/>
        <table:table-row>
          <table:table-cell table:style-name="Tabelle4.A1" table:number-columns-spanned="2" office:value-type="string">
            <text:p text:style-name="P11"><text:span text:style-name="T19">Konstruktor</text:span><text:span text:style-name="T17"> (Beispiel): <text:s text:c="2"/></text:span>window = new GameWindow(<text:span text:style-name="T37">50, 50, </text:span>800, 600, "<text:span text:style-name="T7">Spiel</text:span>");</text:p>
            <text:p text:style-name="P15"><text:span text:style-name="T10">Erzeugt ein GameWindow </text:span><text:span text:style-name="T12">an Position x=</text:span><text:span text:style-name="T16">5</text:span><text:span text:style-name="T11">0 </text:span><text:span text:style-name="T12">y=</text:span><text:span text:style-name="T16">5</text:span><text:span text:style-name="T11">0 </text:span><text:span text:style-name="T12">auf dem Bildschirm mit Breite 800 und Höhe 600.</text:span></text:p>
          </table:table-cell>
          <table:covered-table-cell/>
        </table:table-row>
        <table:table-row>
          <table:table-cell table:style-name="Tabelle4.A2" table:number-columns-spanned="2" office:value-type="string">
            <text:p text:style-name="P45"><text:span text:style-name="T21">void </text:span><text:span text:style-name="T3">d</text:span><text:span text:style-name="T2">rawLine</text:span>(int px1, int py1, int px2, int py2, Color p<text:span text:style-name="T21">c</text:span>)</text:p>
            <text:p text:style-name="P7">Zeichnet eine Linie von px1 / py1 nach px2 / py2 in der Farbe <text:span text:style-name="T21">pc</text:span>.</text:p>
          </table:table-cell>
          <table:covered-table-cell/>
        </table:table-row>
        <table:table-row>
          <table:table-cell table:style-name="Tabelle4.A3" office:value-type="string">
            <text:p text:style-name="P14">void <text:span text:style-name="T2">clear</text:span>()</text:p>
            <text:p text:style-name="P13">void <text:span text:style-name="T2">clear</text:span>(Color pc)</text:p>
          </table:table-cell>
          <table:table-cell table:style-name="Tabelle4.A1" office:value-type="string">
            <text:p text:style-name="P9">Übermalt das Fenster in weiß,</text:p>
            <text:p text:style-name="P6"><text:span text:style-name="T37">bzw.</text:span> mit der <text:span text:style-name="T37">Farbe</text:span> pc</text:p>
          </table:table-cell>
        </table:table-row>
        <table:table-row>
          <table:table-cell table:style-name="Tabelle4.A4" office:value-type="string">
            <text:p text:style-name="P12">void <text:span text:style-name="T2">paintFrame</text:span>()</text:p>
          </table:table-cell>
          <table:table-cell table:style-name="Tabelle4.A2" office:value-type="string">
            <text:p text:style-name="P5"><text:span text:style-name="T41">Überträgt</text:span> <text:span text:style-name="T7">das bisher gezeichnete an den Bildschirm</text:span></text:p>
          </table:table-cell>
        </table:table-row>
        <table:table-row>
          <table:table-cell table:style-name="Tabelle4.A4" office:value-type="string">
            <text:p text:style-name="P16">int <text:span text:style-name="T2">getWidth</text:span>() / int <text:span text:style-name="T2">getHeight</text:span>()</text:p>
          </table:table-cell>
          <table:table-cell table:style-name="Tabelle4.A2" office:value-type="string">
            <text:p text:style-name="P17">Geben die Breite / Höhe des Fensters zurück</text:p>
          </table:table-cell>
        </table:table-row>
        <table:table-row>
          <table:table-cell table:style-name="Tabelle4.A4" office:value-type="string">
            <text:p text:style-name="P16">int <text:span text:style-name="T2">getMouseX</text:span>() / int <text:span text:style-name="T2">getMouseY</text:span>()</text:p>
          </table:table-cell>
          <table:table-cell table:style-name="Tabelle4.A2" office:value-type="string">
            <text:p text:style-name="P17">Geben die aktuelle Position des Mauszeigers zurück</text:p>
          </table:table-cell>
        </table:table-row>
        <table:table-row>
          <table:table-cell table:style-name="Tabelle4.A2" table:number-columns-spanned="2" office:value-type="string">
            <text:p text:style-name="P19">boolean <text:span text:style-name="T2">mouseButton1</text:span>() / boolean <text:span text:style-name="T2">mouseButton2</text:span>()</text:p>
            <text:p text:style-name="P24">Gibt true zurück, wenn die linke (bzw. rechte) Maustaste gedrückt wurde.</text:p>
            <text:p text:style-name="P24"><text:span text:style-name="T28">D</text:span>ie nächsten Aufrufe bleiben dann solange false, bis die Taste wieder gedrückt wird.</text:p>
          </table:table-cell>
          <table:covered-table-cell/>
        </table:table-row>
        <table:table-row>
          <table:table-cell table:style-name="Tabelle4.A2" table:number-columns-spanned="2" office:value-type="string">
            <text:p text:style-name="P20">boolean <text:span text:style-name="T2">isKeyDown</text:span>(int pKeyCode)</text:p>
            <text:p text:style-name="P23"><text:span text:style-name="T9">Bsp: </text:span>if (window.isKeyDown(KeyEvent.VK_RIGHT)) … </text:p>
            <text:p text:style-name="P25">Gibt true zurück, falls die <text:span text:style-name="T33">durch pKeyCode angegebene</text:span> Taste <text:span text:style-name="T33">gerade</text:span> gedrückt ist. </text:p>
            <text:p text:style-name="P27"><text:span text:style-name="T33">Für </text:span>pKeyCode werden Codes der Klasse KeyEvent eingesetzt, <text:span text:style-name="T33">unter anderem</text:span></text:p>
            <text:p text:style-name="P22">VK_LEFT, VK_RIGHT, VK_UP, VK_DOWN<text:span text:style-name="T9">:<text:tab/></text:span><text:span text:style-name="T20">Pfeiltasten</text:span></text:p>
            <text:p text:style-name="P22"><text:span text:style-name="T30">VK_A … VK_Z, VK_0 … VK_9</text:span><text:span text:style-name="T20">:<text:tab/><text:tab/><text:tab/></text:span><text:span text:style-name="T9">Buchstaben-Tasten / </text:span><text:span text:style-name="T20">Nummern 0 bis 9</text:span></text:p>
            <text:p text:style-name="P22"><text:span text:style-name="T30">VK_SPACE, VK_ENTER</text:span><text:span text:style-name="T20">:<text:tab/><text:tab/><text:tab/><text:tab/></text:span><text:span text:style-name="T9">Leertaste, Enter</text:span></text:p>
          </table:table-cell>
          <table:covered-table-cell/>
        </table:table-row>
        <table:table-row>
          <table:table-cell table:style-name="Tabelle4.A2" table:number-columns-spanned="2" office:value-type="string">
            <text:p text:style-name="P21">int <text:span text:style-name="T2">mouseWheel</text:span>()</text:p>
            <text:p text:style-name="P26">Gibt zurück, wie viele „notches“ sich das Mausrad <text:span text:style-name="T2">seit der letzten Abfrage</text:span> bewegt hat. </text:p>
            <text:p text:style-name="P26">0 <text:span text:style-name="T28">=</text:span> keine Bewegung, <text:span text:style-name="T29">negativer Wert = </text:span>Abwärts-, <text:span text:style-name="T29">positiver Wert = Aufwärtsdrehung</text:span></text:p>
          </table:table-cell>
          <table:covered-table-cell/>
        </table:table-row>
      </table:table>
      <text:p text:style-name="P40"/>
      <text:p text:style-name="P36">Klasse <text:span text:style-name="T22">Sprite</text:span></text:p>
      <text:p text:style-name="P39"/>
      <table:table table:name="Tabelle5" table:style-name="Tabelle5">
        <table:table-column table:style-name="Tabelle5.A"/>
        <table:table-column table:style-name="Tabelle5.B"/>
        <table:table-row>
          <table:table-cell table:style-name="Tabelle5.A1" table:number-columns-spanned="2" office:value-type="string">
            <text:p text:style-name="P50"><text:span text:style-name="T18">Konstruktor</text:span><text:span text:style-name="T9"> (Beispiel): <text:s text:c="2"/></text:span><text:span text:style-name="T23">sp = new Sprite("./images/ghost.png");</text:span></text:p>
          </table:table-cell>
          <table:covered-table-cell/>
        </table:table-row>
        <table:table-row>
          <table:table-cell table:style-name="Tabelle5.A2" office:value-type="string">
            <text:p text:style-name="P52"><text:span text:style-name="T24">void </text:span><text:span text:style-name="T25">setPosition</text:span><text:span text:style-name="T24">(</text:span></text:p>
            <text:p text:style-name="P49"><text:s text:c="3"/>double px, double py)</text:p>
          </table:table-cell>
          <table:table-cell table:style-name="Tabelle5.A1" office:value-type="string">
            <text:p text:style-name="P8">Setzt die Position des Sprites im <text:span text:style-name="T39">GameWindow</text:span></text:p>
            <text:p text:style-name="P8">(linke obere Ecke des Sprite-Bildes)</text:p>
          </table:table-cell>
        </table:table-row>
        <table:table-row>
          <table:table-cell table:style-name="Tabelle5.A3" office:value-type="string">
            <text:p text:style-name="P48">void <text:span text:style-name="T2">setSpeed</text:span>(double ps)</text:p>
          </table:table-cell>
          <table:table-cell table:style-name="Tabelle5.B3" office:value-type="string">
            <text:p text:style-name="P8">Setzt die Geschwindigkeit (in Pixeln)</text:p>
          </table:table-cell>
        </table:table-row>
        <table:table-row>
          <table:table-cell table:style-name="Tabelle5.A3" office:value-type="string">
            <text:p text:style-name="P55">void <text:span text:style-name="T4">schneller</text:span>(double ps)</text:p>
            <text:p text:style-name="P56">void <text:span text:style-name="T4">langsamer</text:span>(double ps)</text:p>
          </table:table-cell>
          <table:table-cell table:style-name="Tabelle5.B3" office:value-type="string">
            <text:p text:style-name="P18">Erhöht <text:span text:style-name="T35">bzw. verringert </text:span>die Geschwindigkeit</text:p>
          </table:table-cell>
        </table:table-row>
        <table:table-row>
          <table:table-cell table:style-name="Tabelle5.A3" office:value-type="string">
            <text:p text:style-name="P48"><text:span text:style-name="T26">v</text:span>oid <text:span text:style-name="T2">setRichtung</text:span>(double pr)</text:p>
          </table:table-cell>
          <table:table-cell table:style-name="Tabelle5.B3" office:value-type="string">
            <text:p text:style-name="P52"><text:span text:style-name="T13">Setzt die Richtung in Grad</text:span><text:span text:style-name="T14"> </text:span><text:span text:style-name="T15">(</text:span><text:span text:style-name="T13">0° </text:span><text:span text:style-name="T16">entspr.</text:span><text:span text:style-name="T13"> x-Achse</text:span><text:span text:style-name="T14">)</text:span></text:p>
          </table:table-cell>
        </table:table-row>
        <table:table-row>
          <table:table-cell table:style-name="Tabelle5.A3" office:value-type="string">
            <text:p text:style-name="P57">void <text:span text:style-name="T2">dreheLinks</text:span>(double pr)</text:p>
            <text:p text:style-name="P57">void <text:span text:style-name="T2">dreheRechts</text:span>(double pr)</text:p>
          </table:table-cell>
          <table:table-cell table:style-name="Tabelle5.B3" office:value-type="string">
            <text:p text:style-name="P58">Dreht die Richtung nach links bzw. rechts</text:p>
          </table:table-cell>
        </table:table-row>
        <table:table-row>
          <table:table-cell table:style-name="Tabelle5.A3" office:value-type="string">
            <text:p text:style-name="P51">void <text:span text:style-name="T2">bewege</text:span>()</text:p>
          </table:table-cell>
          <table:table-cell table:style-name="Tabelle5.B3" office:value-type="string">
            <text:p text:style-name="P54">Ändert die Position um „<text:span text:style-name="T38">S</text:span>peed“ in „<text:span text:style-name="T38">R</text:span>ichtung“.</text:p>
          </table:table-cell>
        </table:table-row>
        <table:table-row>
          <table:table-cell table:style-name="Tabelle5.A3" office:value-type="string">
            <text:p text:style-name="P48">void <text:span text:style-name="T2">draw</text:span><text:span text:style-name="T26">(GameWindow pwin)</text:span></text:p>
          </table:table-cell>
          <table:table-cell table:style-name="Tabelle5.B3" office:value-type="string">
            <text:p text:style-name="P53">Zeichnet <text:span text:style-name="T26">das Bild des Sprites an der aktuellen Position x / y </text:span>auf das GameWindow <text:span text:style-name="T26">pwin.</text:span></text:p>
          </table:table-cell>
        </table:table-row>
      </table:table>
      <text:p text:style-name="P41"/>
      <text:p text:style-name="P47">Aufgabe</text:p>
      <text:p text:style-name="P28"/>
      <text:p text:style-name="P31">Nutze für die Aufgaben die <text:span text:style-name="T27">bereitgestellte </text:span>Vorlage.</text:p>
      <text:p text:style-name="P33"/>
      <text:list xml:id="list1245879000" text:style-name="L1">
        <text:list-item>
          <text:p text:style-name="P59">Implementiere die Methode <text:span text:style-name="T2">aufgabe</text:span><text:span text:style-name="T5">1</text:span><text:span text:style-name="T2">()</text:span>:<text:line-break/><text:span text:style-name="T36">Ein Sprite wird zu Beginn in die Mitte des Fensters gesetzt. Jedesmal, wenn die linke </text:span><text:span text:style-name="T5">Maustaste</text:span><text:span text:style-name="T36"> gedrückt wird, springt der Sprite an die Position des Mauszeigers.</text:span></text:p>
        </text:list-item>
      </text:list>
      <text:p text:style-name="P29"/>
      <text:list xml:id="list164855549773581" text:continue-numbering="true" text:style-name="L1">
        <text:list-item>
          <text:p text:style-name="P60">Implementiere die Methode <text:span text:style-name="T2">aufgabe</text:span><text:span text:style-name="T5">2</text:span><text:span text:style-name="T2">()</text:span>:<text:line-break/><text:span text:style-name="T36">Ein Sprite wird zu Beginn in die Mitte des Fensters gesetzt.</text:span><text:line-break/><text:span text:style-name="T36">Wenn die </text:span><text:span text:style-name="T5">Taste</text:span><text:span text:style-name="T36"> „Pfeil links“ gedrückt wird, bewegt er sich ein Stück nach links, und entsprechend mit den anderen Pfeiltasten in die Richtungen rechts, oben und unten.<text:line-break/>(Solange die Taste gedrückt bleibt, bewegt sich der Sprite dann flüssig weiter.)</text:span></text:p>
        </text:list-item>
      </text:list>
      <text:p text:style-name="P32"/>
      <text:list xml:id="list164854780754959" text:continue-numbering="true" text:style-name="L1">
        <text:list-item>
          <text:p text:style-name="P60">Implementiere die Methode <text:span text:style-name="T2">aufgabe</text:span><text:span text:style-name="T5">3</text:span><text:span text:style-name="T2">()</text:span>:<text:line-break/><text:span text:style-name="T36">Ein Sprite wird zu Beginn in die Mitte des Fensters gesetzt.</text:span><text:line-break/><text:span text:style-name="T36">Wenn auf der Tastatur die </text:span><text:span text:style-name="T5">Taste</text:span><text:span text:style-name="T36"> „Pfeil oben“ gedrückt wird, wird seine Geschwindigkeit etwas erhöht. Er bewegt sich dann in seiner aktuellen Richtung weiter (ohne zu stoppen).<text:line-break/>Dadurch wird er schneller, je länger die Taste gedrückt bleibt.<text:line-break/>Bei Taste „Pfeil unten“ wird er langsamer. Wenn die Tasten „Pfeil links“ bzw. „rechts“ gedrückt werden, ändert sich seine Richtung leicht nach links bzw. rechts.</text:span></text:p>
        </text:list-item>
      </text:list>
      <text:p text:style-name="P32"/>
      <text:list xml:id="list164855227021597" text:continue-numbering="true" text:style-name="L1">
        <text:list-item>
          <text:p text:style-name="P60"><text:span text:style-name="T36">Implementiere die Methode</text:span> <text:span text:style-name="T2">aufgabe</text:span><text:span text:style-name="T5">4</text:span><text:span text:style-name="T2">()</text:span>:<text:line-break/><text:span text:style-name="T36">Das Fenster füllt sich zu Beginn mit der Farbe grau (rot, grün und blau 50%).<text:line-break/>Wenn das </text:span><text:span text:style-name="T5">Mausrad</text:span><text:span text:style-name="T36"> nach oben gedreht wird, wird die gesamte Fläche des Fensters heller, wenn es nach unten gedreht wird, dunkler. <text:line-break/>Achte darauf, dass die Farbwerte nicht kleiner als 0 bzw. größer als 1 werden.<text:line-break/>Hinweis: die Methode mouseWheel() sollte nur einmal pro Wiederholung abgefragt werden.<text:line-break/>Speichere den Rückgabewert der Methode also in einer Variable, um ihn 2x zu verwenden.</text:span></text:p>
        </text:list-item>
      </text:list>
      <text:p text:style-name="P32"/>
      <text:list xml:id="list164855129355943" text:continue-numbering="true" text:style-name="L1">
        <text:list-item>
          <text:p text:style-name="P60"><text:span text:style-name="T36">Implementiere die Methode</text:span> <text:span text:style-name="T2">aufgabe</text:span><text:span text:style-name="T5">5</text:span><text:span text:style-name="T2">()</text:span>:<text:line-break/><text:span text:style-name="T36">Von der Mitte des Fensters ausgehend: Wenn die linke </text:span><text:span text:style-name="T5">Maustaste</text:span><text:span text:style-name="T36"> gedrückt wird, wird eine Linie von der Mitte zur Position des Mauszeigers gezeichnet. Von dort aus geht es dann weiter, bei jedem Klick wird vom letzten Punkt aus eine Linie weiter zum Mauszeiger gezogen.</text:span><text:line-break/></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42"/>
      <text:p text:style-name="P42"/>
      <text:p text:style-name="P42"/>
      <text:p text:style-name="P42"/>
      <text:p text:style-name="P44"><draw:frame text:anchor-type="paragraph" draw:z-index="0" draw:name="Form1" draw:style-name="gr1" draw:text-style-name="P62" svg:width="1.795cm" svg:height="0.63cm" svg:x="15.196cm" svg:y="0.122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43">pothmann.de</text:span></text:a><text:span text:style-name="T43">, f</text:span><text:span text:style-name="T44">reigegeben unter </text:span><text:a xlink:type="simple" xlink:href="https://creativecommons.org/licenses/by-nc-sa/4.0/" text:style-name="Internet_20_link" text:visited-style-name="Visited_20_Internet_20_Link"><text:span text:style-name="T44">CC BY-NC-SA 4.0</text:span></text:a><text:span text:style-name="T44">, </text:span><text:span text:style-name="T45">März 2021</text:span></text:p>
      <text:p text:style-name="P43"><text:span text:style-name="T6">Quellen: </text:span>Pacman-Grafik<text:span text:style-name="T42">en</text:span>: <text:a xlink:type="simple" xlink:href="https://strategywiki.org/wiki/Pac-Man/Getting_Started" text:style-name="Internet_20_link" text:visited-style-name="Visited_20_Internet_20_Link">strategywiki.org</text:a>, Freigegeben unter<text:span text:style-name="T42"> </text:span><text:a xlink:type="simple" xlink:href="https://creativecommons.org/licenses/by-sa/3.0/" text:style-name="Internet_20_link" text:visited-style-name="Visited_20_Internet_20_Link"><text:span text:style-name="T42">CC BY-SA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f741d8" officeooo:paragraph-rsid="01f741d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Verzweigung</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9-01T16:48:53.794000000</dc:date>
    <meta:editing-duration>P4DT12H35M23S</meta:editing-duration>
    <meta:editing-cycles>349</meta:editing-cycles>
    <meta:generator>LibreOffice/6.2.5.2$Windows_X86_64 LibreOffice_project/1ec314fa52f458adc18c4f025c545a4e8b22c159</meta:generator>
    <meta:document-statistic meta:table-count="4" meta:image-count="0" meta:object-count="0" meta:page-count="2" meta:paragraph-count="67" meta:word-count="662" meta:character-count="4452" meta:non-whitespace-character-count="3840"/>
  </office:meta>
</office:document-meta>
</file>